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9cm" fo:min-width="1.6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1.1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1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1.1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1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1cm" fo:min-width="1.1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3pt" style:font-size-asian="18pt" style:font-size-complex="18pt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style:text-properties fo:font-size="11pt" style:font-size-asian="18pt" style:font-size-complex="18pt"/>
    </style:style>
    <style:style style:name="P5" style:family="paragraph">
      <loext:graphic-properties draw:fill="none" draw:fill-color="#ffffff"/>
      <style:text-properties fo:font-size="11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9pt" style:font-size-asian="18pt" style:font-size-complex="18pt"/>
    </style:style>
    <style:style style:name="P8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.096cm" svg:height="1.427cm" svg:x="13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243cm" svg:y1="2.818cm" svg:x2="19.257cm" svg:y2="4.194cm" draw:start-shape="id1" draw:start-glue-point="9" draw:end-shape="id2" draw:end-glue-point="5" svg:d="M16243 2818l3014 1376" svg:viewBox="0 0 3015 1377">
          <text:p/>
        </draw:connector>
        <draw:frame draw:style-name="gr3" draw:text-style-name="P3" draw:layer="layout" svg:width="2.35cm" svg:height="0.775cm" svg:x="14.05cm" svg:y="1.925cm">
          <draw:text-box>
            <text:p text:style-name="P2"><text:span text:style-name="T1">Objetivo</text:span></text:p>
          </draw:text-box>
        </draw:frame>
        <draw:custom-shape draw:style-name="gr1" draw:text-style-name="P1" xml:id="id2" draw:id="id2" draw:layer="layout" svg:width="3.096cm" svg:height="1.427cm" svg:x="18.804cm" svg:y="3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5" draw:layer="layout" svg:width="2.821cm" svg:height="1.115cm" svg:x="19.078cm" svg:y="4.19cm">
          <draw:text-box>
            <text:p text:style-name="P4"><text:span text:style-name="T2">Tratamento Estocástico?</text:span></text:p>
          </draw:text-box>
        </draw:frame>
        <draw:custom-shape draw:style-name="gr1" draw:text-style-name="P1" xml:id="id3" draw:id="id3" draw:layer="layout" svg:width="3.096cm" svg:height="1.427cm" svg:x="15.505cm" svg:y="5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6" draw:layer="layout" svg:width="1.137cm" svg:height="0.962cm" svg:x="16.5cm" svg:y="6.2cm">
          <draw:text-box>
            <text:p>…</text:p>
          </draw:text-box>
        </draw:frame>
        <draw:connector draw:style-name="gr2" draw:text-style-name="P1" draw:layer="layout" draw:type="line" svg:x1="19.257cm" svg:y1="5.203cm" svg:x2="18.148cm" svg:y2="6.194cm" draw:start-shape="id2" draw:start-glue-point="7" draw:end-shape="id3" draw:end-glue-point="11" svg:d="M19257 5203l-1109 991" svg:viewBox="0 0 1110 992">
          <text:p/>
        </draw:connector>
        <draw:custom-shape draw:style-name="gr1" draw:text-style-name="P1" xml:id="id4" draw:id="id4" draw:layer="layout" svg:width="3.096cm" svg:height="1.427cm" svg:x="22.206cm" svg:y="5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5" draw:layer="layout" svg:width="3.5cm" svg:height="1.115cm" svg:x="22.3cm" svg:y="6.1cm">
          <draw:text-box>
            <text:p><text:span text:style-name="T2">Caso Reduzido de Estados?</text:span></text:p>
          </draw:text-box>
        </draw:frame>
        <draw:connector draw:style-name="gr2" draw:text-style-name="P1" draw:layer="layout" draw:type="line" svg:x1="21.447cm" svg:y1="5.203cm" svg:x2="22.659cm" svg:y2="6.094cm" draw:start-shape="id2" draw:start-glue-point="9" draw:end-shape="id4" draw:end-glue-point="5" svg:d="M21447 5203l1212 891" svg:viewBox="0 0 1213 892">
          <text:p/>
        </draw:connector>
        <draw:custom-shape draw:style-name="gr1" draw:text-style-name="P1" xml:id="id5" draw:id="id5" draw:layer="layout" svg:width="3.096cm" svg:height="1.427cm" svg:x="25.507cm" svg:y="7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4.849cm" svg:y1="7.103cm" svg:x2="25.96cm" svg:y2="8.094cm" draw:start-shape="id4" draw:start-glue-point="9" draw:end-shape="id5" draw:end-glue-point="5" svg:d="M24849 7103l1111 991" svg:viewBox="0 0 1112 992">
          <text:p/>
        </draw:connector>
        <draw:frame draw:style-name="gr4" draw:text-style-name="P5" draw:layer="layout" svg:width="2.7cm" svg:height="1.115cm" svg:x="25.8cm" svg:y="8.1cm">
          <draw:text-box>
            <text:p><text:span text:style-name="T2">Algoritmo de Viterbi</text:span></text:p>
          </draw:text-box>
        </draw:frame>
        <draw:custom-shape draw:style-name="gr1" draw:text-style-name="P1" xml:id="id6" draw:id="id6" draw:layer="layout" svg:width="3.096cm" svg:height="1.427cm" svg:x="19.006cm" svg:y="7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2.659cm" svg:y1="7.103cm" svg:x2="21.649cm" svg:y2="8.094cm" draw:start-shape="id4" draw:start-glue-point="7" draw:end-shape="id6" draw:end-glue-point="11" svg:d="M22659 7103l-1010 991" svg:viewBox="0 0 1011 992">
          <text:p/>
        </draw:connector>
        <draw:frame draw:style-name="gr6" draw:text-style-name="P8" draw:layer="layout" svg:width="2.9cm" svg:height="1.319cm" svg:x="19.3cm" svg:y="7.9cm">
          <draw:text-box>
            <text:p text:style-name="P7"><text:span text:style-name="T3">Adaptabilidade do Estilo de Aprendizagem?</text:span></text:p>
          </draw:text-box>
        </draw:frame>
        <draw:custom-shape draw:style-name="gr1" draw:text-style-name="P1" xml:id="id7" draw:id="id7" draw:layer="layout" svg:width="3.096cm" svg:height="1.427cm" svg:x="22.507cm" svg:y="9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3.096cm" svg:height="1.427cm" svg:x="15.708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5" draw:layer="layout" svg:width="2.792cm" svg:height="0.683cm" svg:x="22.7cm" svg:y="10.3cm">
          <draw:text-box>
            <text:p><text:span text:style-name="T2">Lógica Fuzzy</text:span></text:p>
          </draw:text-box>
        </draw:frame>
        <draw:frame draw:style-name="gr8" draw:text-style-name="P5" draw:layer="layout" svg:width="2.6cm" svg:height="1.216cm" svg:x="16.1cm" svg:y="10.1cm">
          <draw:text-box>
            <text:p><text:span text:style-name="T2">Redes Bayesianas</text:span></text:p>
          </draw:text-box>
        </draw:frame>
        <draw:connector draw:style-name="gr2" draw:text-style-name="P1" draw:layer="layout" draw:type="line" svg:x1="21.649cm" svg:y1="9.103cm" svg:x2="22.96cm" svg:y2="10.094cm" draw:start-shape="id6" draw:start-glue-point="9" draw:end-shape="id7" draw:end-glue-point="5" svg:d="M21649 9103l1311 991" svg:viewBox="0 0 1312 992">
          <text:p/>
        </draw:connector>
        <draw:connector draw:style-name="gr2" draw:text-style-name="P1" draw:layer="layout" draw:type="line" svg:x1="19.459cm" svg:y1="9.103cm" svg:x2="18.351cm" svg:y2="10.194cm" draw:start-shape="id6" draw:start-glue-point="7" draw:end-shape="id8" draw:end-glue-point="11" svg:d="M19459 9103l-1108 1091" svg:viewBox="0 0 1109 1092">
          <text:p/>
        </draw:connector>
        <draw:frame draw:style-name="gr9" draw:text-style-name="P8" draw:layer="layout" svg:width="3.55cm" svg:height="1.074cm" svg:x="17.25cm" svg:y="2.426cm">
          <draw:text-box>
            <text:p text:style-name="P7"><text:span text:style-name="T3">Detecção do Estilo de Aprendizagem</text:span></text:p>
          </draw:text-box>
        </draw:frame>
        <draw:frame draw:style-name="gr10" draw:text-style-name="P8" draw:layer="layout" svg:width="1.05cm" svg:height="0.607cm" svg:x="21.75cm" svg:y="5.026cm">
          <draw:text-box>
            <text:p text:style-name="P7"><text:span text:style-name="T3">Sim</text:span></text:p>
          </draw:text-box>
        </draw:frame>
        <draw:frame draw:style-name="gr10" draw:text-style-name="P8" draw:layer="layout" svg:width="1.05cm" svg:height="0.607cm" svg:x="25.15cm" svg:y="7.027cm">
          <draw:text-box>
            <text:p text:style-name="P7"><text:span text:style-name="T3">Sim</text:span></text:p>
          </draw:text-box>
        </draw:frame>
        <draw:frame draw:style-name="gr10" draw:text-style-name="P8" draw:layer="layout" svg:width="1.05cm" svg:height="0.607cm" svg:x="21.95cm" svg:y="9.028cm">
          <draw:text-box>
            <text:p text:style-name="P7"><text:span text:style-name="T3">Sim</text:span></text:p>
          </draw:text-box>
        </draw:frame>
        <draw:frame draw:style-name="gr11" draw:text-style-name="P8" draw:layer="layout" svg:width="1.15cm" svg:height="0.607cm" svg:x="18.25cm" svg:y="9.029cm">
          <draw:text-box>
            <text:p text:style-name="P7"><text:span text:style-name="T3">Não</text:span></text:p>
          </draw:text-box>
        </draw:frame>
        <draw:frame draw:style-name="gr11" draw:text-style-name="P8" draw:layer="layout" svg:width="1.15cm" svg:height="0.607cm" svg:x="21.55cm" svg:y="6.93cm">
          <draw:text-box>
            <text:p text:style-name="P7"><text:span text:style-name="T3">Não</text:span></text:p>
          </draw:text-box>
        </draw:frame>
        <draw:frame draw:style-name="gr11" draw:text-style-name="P8" draw:layer="layout" svg:width="1.15cm" svg:height="0.607cm" svg:x="18.05cm" svg:y="5.031cm">
          <draw:text-box>
            <text:p text:style-name="P7"><text:span text:style-name="T3">N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21:47:41.764152354</meta:creation-date>
    <dc:date>2018-11-14T22:22:44.013791071</dc:date>
    <meta:editing-duration>PT13M40S</meta:editing-duration>
    <meta:editing-cycles>4</meta:editing-cycles>
    <meta:generator>LibreOffice/6.0.6.2$Linux_X86_64 LibreOffice_project/00m0$Build-2</meta:generator>
    <meta:document-statistic meta:object-count="30"/>
  </office:meta>
</office:document-meta>
</file>